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60.1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4.3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ternal_report" table:style-name="ta1">
        <table:shapes>
          <draw:frame draw:z-index="0" draw:style-name="gr1" draw:text-style-name="P1" svg:width="265.28mm" svg:height="133.89mm" svg:x="241.66mm" svg:y="182.74mm">
            <draw:object draw:notify-on-update-of-ranges="external_report.O2:external_report.O20 external_report.P1:external_report.P1 external_report.P2:external_report.P20 external_report.Q1:external_report.Q1 external_report.Q2:external_report.Q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7.83mm" svg:height="106.66mm" svg:x="266.12mm" svg:y="330.17mm">
            <draw:object draw:notify-on-update-of-ranges="external_report.F2:external_report.F19 external_report.H1:external_report.H1 external_report.H2:external_report.H19 external_report.G1:external_report.G1 external_report.G2:external_report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19.96mm" svg:height="134.53mm" svg:x="0mm" svg:y="183.2mm">
            <draw:object draw:notify-on-update-of-ranges="external_report.A2:external_report.A19 external_report.K1:external_report.K1 external_report.K2:external_report.K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7.92mm" svg:y="333.46mm">
            <draw:object draw:notify-on-update-of-ranges="external_report.E29:external_report.E30 external_report.F28:external_report.F28 external_report.F29:external_report.F30 external_report.G28:external_report.G28 external_report.G29:external_report.G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# external classes with tests</text:p>
          </table:table-cell>
          <table:table-cell office:value-type="string" calcext:value-type="string">
            <text:p># external classes without tests</text:p>
          </table:table-cell>
          <table:table-cell office:value-type="string" calcext:value-type="string">
            <text:p># internal classes with tests</text:p>
          </table:table-cell>
          <table:table-cell office:value-type="string" calcext:value-type="string">
            <text:p># internal classes without tests</text:p>
          </table:table-cell>
          <table:table-cell/>
          <table:table-cell office:value-type="string" calcext:value-type="string">
            <text:p>total external</text:p>
          </table:table-cell>
          <table:table-cell office:value-type="string" calcext:value-type="string">
            <text:p>total internal</text:p>
          </table:table-cell>
          <table:table-cell/>
          <table:table-cell office:value-type="string" calcext:value-type="string">
            <text:p>total classes</text:p>
          </table:table-cell>
          <table:table-cell office:value-type="string" calcext:value-type="string">
            <text:p>% test</text:p>
          </table:table-cell>
          <table:table-cell office:value-type="string" calcext:value-type="string">
            <text:p>total with test</text:p>
          </table:table-cell>
          <table:table-cell office:value-type="string" calcext:value-type="string">
            <text:p>%external</text:p>
          </table:table-cell>
          <table:table-cell office:value-type="string" calcext:value-type="string">
            <text:p>%internal</text:p>
          </table:table-cell>
          <table:table-cell/>
          <table:table-cell office:value-type="string" calcext:value-type="string">
            <text:p>external</text:p>
          </table:table-cell>
          <table:table-cell office:value-type="string" calcext:value-type="string">
            <text:p>internal</text:p>
          </table:table-cell>
        </table:table-row>
        <table:table-row table:style-name="ro2">
          <table:table-cell office:value-type="string" calcext:value-type="string">
            <text:p>incubator-weex</text:p>
          </table:table-cell>
          <table:table-cell office:value-type="float" office:value="45" calcext:value-type="float">
            <text:p>45</text:p>
          </table:table-cell>
          <table:table-cell office:value-type="float" office:value="597" calcext:value-type="float">
            <text:p>597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cubator-weex</text:p>
          </table:table-cell>
          <table:table-cell table:formula="of:=SUM([.B2:.C2])" office:value-type="float" office:value="642" calcext:value-type="float">
            <text:p>642</text:p>
          </table:table-cell>
          <table:table-cell table:formula="of:=SUM([.D2:.E2])" office:value-type="float" office:value="238" calcext:value-type="float">
            <text:p>238</text:p>
          </table:table-cell>
          <table:table-cell/>
          <table:table-cell table:formula="of:=SUM([.G2:.H2])" office:value-type="float" office:value="880" calcext:value-type="float">
            <text:p>880</text:p>
          </table:table-cell>
          <table:table-cell table:formula="of:=[.L2]*100/[.J2]" office:value-type="float" office:value="6.02272727272727" calcext:value-type="float">
            <text:p>6,02272727272727</text:p>
          </table:table-cell>
          <table:table-cell table:formula="of:=SUM([.B2];[.D2])" office:value-type="float" office:value="53" calcext:value-type="float">
            <text:p>53</text:p>
          </table:table-cell>
          <table:table-cell table:formula="of:=[.B2]*100/[.L2]" office:value-type="float" office:value="84.9056603773585" calcext:value-type="float">
            <text:p>84,9056603773585</text:p>
          </table:table-cell>
          <table:table-cell table:formula="of:=[.D2]*100/[.L2]" office:value-type="float" office:value="15.0943396226415" calcext:value-type="float">
            <text:p>15,0943396226415</text:p>
          </table:table-cell>
          <table:table-cell office:value-type="string" calcext:value-type="string">
            <text:p>incubator-weex</text:p>
          </table:table-cell>
          <table:table-cell table:formula="of:=[.B2]*100/[.G2]" office:value-type="float" office:value="7.00934579439252" calcext:value-type="float">
            <text:p>7,00934579439252</text:p>
          </table:table-cell>
          <table:table-cell table:formula="of:=[.D2]*100/[.H2]" office:value-type="float" office:value="3.36134453781513" calcext:value-type="float">
            <text:p>3,36134453781513</text:p>
          </table:table-cell>
        </table:table-row>
        <table:table-row table:style-name="ro2">
          <table:table-cell office:value-type="string" calcext:value-type="string">
            <text:p>hive</text:p>
          </table:table-cell>
          <table:table-cell office:value-type="float" office:value="2" calcext:value-type="float">
            <text:p>2</text:p>
          </table:table-cell>
          <table:table-cell office:value-type="float" office:value="4133" calcext:value-type="float">
            <text:p>4133</text:p>
          </table:table-cell>
          <table:table-cell office:value-type="float" office:value="3" calcext:value-type="float">
            <text:p>3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hive</text:p>
          </table:table-cell>
          <table:table-cell table:formula="of:=SUM([.B3:.C3])" office:value-type="float" office:value="4135" calcext:value-type="float">
            <text:p>4135</text:p>
          </table:table-cell>
          <table:table-cell table:formula="of:=SUM([.D3:.E3])" office:value-type="float" office:value="1342" calcext:value-type="float">
            <text:p>1342</text:p>
          </table:table-cell>
          <table:table-cell/>
          <table:table-cell table:formula="of:=SUM([.G3:.H3])" office:value-type="float" office:value="5477" calcext:value-type="float">
            <text:p>5477</text:p>
          </table:table-cell>
          <table:table-cell table:formula="of:=[.L3]*100/[.J3]" office:value-type="float" office:value="0.0912908526565638" calcext:value-type="float">
            <text:p>0,091290852656564</text:p>
          </table:table-cell>
          <table:table-cell table:formula="of:=SUM([.B3];[.D3])" office:value-type="float" office:value="5" calcext:value-type="float">
            <text:p>5</text:p>
          </table:table-cell>
          <table:table-cell table:formula="of:=[.B3]*100/[.L3]" office:value-type="float" office:value="40" calcext:value-type="float">
            <text:p>40</text:p>
          </table:table-cell>
          <table:table-cell table:formula="of:=[.D3]*100/[.L3]" office:value-type="float" office:value="60" calcext:value-type="float">
            <text:p>60</text:p>
          </table:table-cell>
          <table:table-cell office:value-type="string" calcext:value-type="string">
            <text:p>hive</text:p>
          </table:table-cell>
          <table:table-cell table:formula="of:=[.B3]*100/[.G3]" office:value-type="float" office:value="0.0483675937122128" calcext:value-type="float">
            <text:p>0,048367593712213</text:p>
          </table:table-cell>
          <table:table-cell table:formula="of:=[.D3]*100/[.H3]" office:value-type="float" office:value="0.22354694485842" calcext:value-type="float">
            <text:p>0,22354694485842</text:p>
          </table:table-cell>
        </table:table-row>
        <table:table-row table:style-name="ro2">
          <table:table-cell office:value-type="string" calcext:value-type="string">
            <text:p>zeppelin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zeppelin</text:p>
          </table:table-cell>
          <table:table-cell table:formula="of:=SUM([.B4:.C4])" office:value-type="float" office:value="307" calcext:value-type="float">
            <text:p>307</text:p>
          </table:table-cell>
          <table:table-cell table:formula="of:=SUM([.D4:.E4])" office:value-type="float" office:value="124" calcext:value-type="float">
            <text:p>124</text:p>
          </table:table-cell>
          <table:table-cell/>
          <table:table-cell table:formula="of:=SUM([.G4:.H4])" office:value-type="float" office:value="431" calcext:value-type="float">
            <text:p>431</text:p>
          </table:table-cell>
          <table:table-cell table:formula="of:=[.L4]*100/[.J4]" office:value-type="float" office:value="28.0742459396752" calcext:value-type="float">
            <text:p>28,0742459396752</text:p>
          </table:table-cell>
          <table:table-cell table:formula="of:=SUM([.B4];[.D4])" office:value-type="float" office:value="121" calcext:value-type="float">
            <text:p>121</text:p>
          </table:table-cell>
          <table:table-cell table:formula="of:=[.B4]*100/[.L4]" office:value-type="float" office:value="92.5619834710744" calcext:value-type="float">
            <text:p>92,5619834710744</text:p>
          </table:table-cell>
          <table:table-cell table:formula="of:=[.D4]*100/[.L4]" office:value-type="float" office:value="7.43801652892562" calcext:value-type="float">
            <text:p>7,43801652892562</text:p>
          </table:table-cell>
          <table:table-cell office:value-type="string" calcext:value-type="string">
            <text:p>zeppelin</text:p>
          </table:table-cell>
          <table:table-cell table:formula="of:=[.B4]*100/[.G4]" office:value-type="float" office:value="36.4820846905537" calcext:value-type="float">
            <text:p>36,4820846905537</text:p>
          </table:table-cell>
          <table:table-cell table:formula="of:=[.D4]*100/[.H4]" office:value-type="float" office:value="7.25806451612903" calcext:value-type="float">
            <text:p>7,25806451612903</text:p>
          </table:table-cell>
        </table:table-row>
        <table:table-row table:style-name="ro2">
          <table:table-cell office:value-type="string" calcext:value-type="string">
            <text:p>rocketmq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ocketmq</text:p>
          </table:table-cell>
          <table:table-cell table:formula="of:=SUM([.B5:.C5])" office:value-type="float" office:value="310" calcext:value-type="float">
            <text:p>310</text:p>
          </table:table-cell>
          <table:table-cell table:formula="of:=SUM([.D5:.E5])" office:value-type="float" office:value="279" calcext:value-type="float">
            <text:p>279</text:p>
          </table:table-cell>
          <table:table-cell/>
          <table:table-cell table:formula="of:=SUM([.G5:.H5])" office:value-type="float" office:value="589" calcext:value-type="float">
            <text:p>589</text:p>
          </table:table-cell>
          <table:table-cell table:formula="of:=[.L5]*100/[.J5]" office:value-type="float" office:value="15.7894736842105" calcext:value-type="float">
            <text:p>15,7894736842105</text:p>
          </table:table-cell>
          <table:table-cell table:formula="of:=SUM([.B5];[.D5])" office:value-type="float" office:value="93" calcext:value-type="float">
            <text:p>93</text:p>
          </table:table-cell>
          <table:table-cell table:formula="of:=[.B5]*100/[.L5]" office:value-type="float" office:value="86.0215053763441" calcext:value-type="float">
            <text:p>86,0215053763441</text:p>
          </table:table-cell>
          <table:table-cell table:formula="of:=[.D5]*100/[.L5]" office:value-type="float" office:value="13.9784946236559" calcext:value-type="float">
            <text:p>13,9784946236559</text:p>
          </table:table-cell>
          <table:table-cell office:value-type="string" calcext:value-type="string">
            <text:p>rocketmq</text:p>
          </table:table-cell>
          <table:table-cell table:formula="of:=[.B5]*100/[.G5]" office:value-type="float" office:value="25.8064516129032" calcext:value-type="float">
            <text:p>25,8064516129032</text:p>
          </table:table-cell>
          <table:table-cell table:formula="of:=[.D5]*100/[.H5]" office:value-type="float" office:value="4.6594982078853" calcext:value-type="float">
            <text:p>4,6594982078853</text:p>
          </table:table-cell>
        </table:table-row>
        <table:table-row table:style-name="ro2">
          <table:table-cell office:value-type="string" calcext:value-type="string">
            <text:p>zookeeper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zookeeper</text:p>
          </table:table-cell>
          <table:table-cell table:formula="of:=SUM([.B6:.C6])" office:value-type="float" office:value="253" calcext:value-type="float">
            <text:p>253</text:p>
          </table:table-cell>
          <table:table-cell table:formula="of:=SUM([.D6:.E6])" office:value-type="float" office:value="123" calcext:value-type="float">
            <text:p>123</text:p>
          </table:table-cell>
          <table:table-cell/>
          <table:table-cell table:formula="of:=SUM([.G6:.H6])" office:value-type="float" office:value="376" calcext:value-type="float">
            <text:p>376</text:p>
          </table:table-cell>
          <table:table-cell table:formula="of:=[.L6]*100/[.J6]" office:value-type="float" office:value="17.5531914893617" calcext:value-type="float">
            <text:p>17,5531914893617</text:p>
          </table:table-cell>
          <table:table-cell table:formula="of:=SUM([.B6];[.D6])" office:value-type="float" office:value="66" calcext:value-type="float">
            <text:p>66</text:p>
          </table:table-cell>
          <table:table-cell table:formula="of:=[.B6]*100/[.L6]" office:value-type="float" office:value="78.7878787878788" calcext:value-type="float">
            <text:p>78,7878787878788</text:p>
          </table:table-cell>
          <table:table-cell table:formula="of:=[.D6]*100/[.L6]" office:value-type="float" office:value="21.2121212121212" calcext:value-type="float">
            <text:p>21,2121212121212</text:p>
          </table:table-cell>
          <table:table-cell office:value-type="string" calcext:value-type="string">
            <text:p>zookeeper</text:p>
          </table:table-cell>
          <table:table-cell table:formula="of:=[.B6]*100/[.G6]" office:value-type="float" office:value="20.5533596837945" calcext:value-type="float">
            <text:p>20,5533596837945</text:p>
          </table:table-cell>
          <table:table-cell table:formula="of:=[.D6]*100/[.H6]" office:value-type="float" office:value="11.3821138211382" calcext:value-type="float">
            <text:p>11,3821138211382</text:p>
          </table:table-cell>
        </table:table-row>
        <table:table-row table:style-name="ro2">
          <table:table-cell office:value-type="string" calcext:value-type="string">
            <text:p>jmeter</text:p>
          </table:table-cell>
          <table:table-cell office:value-type="float" office:value="35" calcext:value-type="float">
            <text:p>35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jmeter</text:p>
          </table:table-cell>
          <table:table-cell table:formula="of:=SUM([.B7:.C7])" office:value-type="float" office:value="753" calcext:value-type="float">
            <text:p>753</text:p>
          </table:table-cell>
          <table:table-cell table:formula="of:=SUM([.D7:.E7])" office:value-type="float" office:value="336" calcext:value-type="float">
            <text:p>336</text:p>
          </table:table-cell>
          <table:table-cell/>
          <table:table-cell table:formula="of:=SUM([.G7:.H7])" office:value-type="float" office:value="1089" calcext:value-type="float">
            <text:p>1089</text:p>
          </table:table-cell>
          <table:table-cell table:formula="of:=[.L7]*100/[.J7]" office:value-type="float" office:value="3.58126721763085" calcext:value-type="float">
            <text:p>3,58126721763085</text:p>
          </table:table-cell>
          <table:table-cell table:formula="of:=SUM([.B7];[.D7])" office:value-type="float" office:value="39" calcext:value-type="float">
            <text:p>39</text:p>
          </table:table-cell>
          <table:table-cell table:formula="of:=[.B7]*100/[.L7]" office:value-type="float" office:value="89.7435897435897" calcext:value-type="float">
            <text:p>89,7435897435897</text:p>
          </table:table-cell>
          <table:table-cell table:formula="of:=[.D7]*100/[.L7]" office:value-type="float" office:value="10.2564102564103" calcext:value-type="float">
            <text:p>10,2564102564103</text:p>
          </table:table-cell>
          <table:table-cell office:value-type="string" calcext:value-type="string">
            <text:p>jmeter</text:p>
          </table:table-cell>
          <table:table-cell table:formula="of:=[.B7]*100/[.G7]" office:value-type="float" office:value="4.64807436918991" calcext:value-type="float">
            <text:p>4,64807436918991</text:p>
          </table:table-cell>
          <table:table-cell table:formula="of:=[.D7]*100/[.H7]" office:value-type="float" office:value="1.19047619047619" calcext:value-type="float">
            <text:p>1,19047619047619</text:p>
          </table:table-cell>
        </table:table-row>
        <table:table-row table:style-name="ro2">
          <table:table-cell office:value-type="string" calcext:value-type="string">
            <text:p>groovy</text:p>
          </table:table-cell>
          <table:table-cell office:value-type="float" office:value="51" calcext:value-type="float">
            <text:p>51</text:p>
          </table:table-cell>
          <table:table-cell office:value-type="float" office:value="733" calcext:value-type="float">
            <text:p>733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groovy</text:p>
          </table:table-cell>
          <table:table-cell table:formula="of:=SUM([.B8:.C8])" office:value-type="float" office:value="784" calcext:value-type="float">
            <text:p>784</text:p>
          </table:table-cell>
          <table:table-cell table:formula="of:=SUM([.D8:.E8])" office:value-type="float" office:value="438" calcext:value-type="float">
            <text:p>438</text:p>
          </table:table-cell>
          <table:table-cell/>
          <table:table-cell table:formula="of:=SUM([.G8:.H8])" office:value-type="float" office:value="1222" calcext:value-type="float">
            <text:p>1222</text:p>
          </table:table-cell>
          <table:table-cell table:formula="of:=[.L8]*100/[.J8]" office:value-type="float" office:value="4.99181669394435" calcext:value-type="float">
            <text:p>4,99181669394435</text:p>
          </table:table-cell>
          <table:table-cell table:formula="of:=SUM([.B8];[.D8])" office:value-type="float" office:value="61" calcext:value-type="float">
            <text:p>61</text:p>
          </table:table-cell>
          <table:table-cell table:formula="of:=[.B8]*100/[.L8]" office:value-type="float" office:value="83.6065573770492" calcext:value-type="float">
            <text:p>83,6065573770492</text:p>
          </table:table-cell>
          <table:table-cell table:formula="of:=[.D8]*100/[.L8]" office:value-type="float" office:value="16.3934426229508" calcext:value-type="float">
            <text:p>16,3934426229508</text:p>
          </table:table-cell>
          <table:table-cell office:value-type="string" calcext:value-type="string">
            <text:p>groovy</text:p>
          </table:table-cell>
          <table:table-cell table:formula="of:=[.B8]*100/[.G8]" office:value-type="float" office:value="6.50510204081633" calcext:value-type="float">
            <text:p>6,50510204081633</text:p>
          </table:table-cell>
          <table:table-cell table:formula="of:=[.D8]*100/[.H8]" office:value-type="float" office:value="2.28310502283105" calcext:value-type="float">
            <text:p>2,28310502283105</text:p>
          </table:table-cell>
        </table:table-row>
        <table:table-row table:style-name="ro2">
          <table:table-cell office:value-type="string" calcext:value-type="string">
            <text:p>tomcat</text:p>
          </table:table-cell>
          <table:table-cell office:value-type="float" office:value="3" calcext:value-type="float">
            <text:p>3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tomcat</text:p>
          </table:table-cell>
          <table:table-cell table:formula="of:=SUM([.B9:.C9])" office:value-type="float" office:value="1287" calcext:value-type="float">
            <text:p>1287</text:p>
          </table:table-cell>
          <table:table-cell table:formula="of:=SUM([.D9:.E9])" office:value-type="float" office:value="675" calcext:value-type="float">
            <text:p>675</text:p>
          </table:table-cell>
          <table:table-cell/>
          <table:table-cell table:formula="of:=SUM([.G9:.H9])" office:value-type="float" office:value="1962" calcext:value-type="float">
            <text:p>1962</text:p>
          </table:table-cell>
          <table:table-cell table:formula="of:=[.L9]*100/[.J9]" office:value-type="float" office:value="0.152905198776758" calcext:value-type="float">
            <text:p>0,152905198776758</text:p>
          </table:table-cell>
          <table:table-cell table:formula="of:=SUM([.B9];[.D9])" office:value-type="float" office:value="3" calcext:value-type="float">
            <text:p>3</text:p>
          </table:table-cell>
          <table:table-cell table:formula="of:=[.B9]*100/[.L9]" office:value-type="float" office:value="100" calcext:value-type="float">
            <text:p>100</text:p>
          </table:table-cell>
          <table:table-cell table:formula="of:=[.D9]*100/[.L9]" office:value-type="float" office:value="0" calcext:value-type="float">
            <text:p>0</text:p>
          </table:table-cell>
          <table:table-cell office:value-type="string" calcext:value-type="string">
            <text:p>tomcat</text:p>
          </table:table-cell>
          <table:table-cell table:formula="of:=[.B9]*100/[.G9]" office:value-type="float" office:value="0.233100233100233" calcext:value-type="float">
            <text:p>0,233100233100233</text:p>
          </table:table-cell>
          <table:table-cell table:formula="of:=[.D9]*100/[.H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cubator-dubbo</text:p>
          </table:table-cell>
          <table:table-cell office:value-type="float" office:value="194" calcext:value-type="float">
            <text:p>194</text:p>
          </table:table-cell>
          <table:table-cell office:value-type="float" office:value="285" calcext:value-type="float">
            <text:p>285</text:p>
          </table:table-cell>
          <table:table-cell office:value-type="float" office:value="53" calcext:value-type="float">
            <text:p>5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ncubator-dubbo</text:p>
          </table:table-cell>
          <table:table-cell table:formula="of:=SUM([.B10:.C10])" office:value-type="float" office:value="479" calcext:value-type="float">
            <text:p>479</text:p>
          </table:table-cell>
          <table:table-cell table:formula="of:=SUM([.D10:.E10])" office:value-type="float" office:value="332" calcext:value-type="float">
            <text:p>332</text:p>
          </table:table-cell>
          <table:table-cell/>
          <table:table-cell table:formula="of:=SUM([.G10:.H10])" office:value-type="float" office:value="811" calcext:value-type="float">
            <text:p>811</text:p>
          </table:table-cell>
          <table:table-cell table:formula="of:=[.L10]*100/[.J10]" office:value-type="float" office:value="30.4562268803946" calcext:value-type="float">
            <text:p>30,4562268803946</text:p>
          </table:table-cell>
          <table:table-cell table:formula="of:=SUM([.B10];[.D10])" office:value-type="float" office:value="247" calcext:value-type="float">
            <text:p>247</text:p>
          </table:table-cell>
          <table:table-cell table:formula="of:=[.B10]*100/[.L10]" office:value-type="float" office:value="78.5425101214575" calcext:value-type="float">
            <text:p>78,5425101214575</text:p>
          </table:table-cell>
          <table:table-cell table:formula="of:=[.D10]*100/[.L10]" office:value-type="float" office:value="21.4574898785425" calcext:value-type="float">
            <text:p>21,4574898785425</text:p>
          </table:table-cell>
          <table:table-cell office:value-type="string" calcext:value-type="string">
            <text:p>incubator-dubbo</text:p>
          </table:table-cell>
          <table:table-cell table:formula="of:=[.B10]*100/[.G10]" office:value-type="float" office:value="40.5010438413361" calcext:value-type="float">
            <text:p>40,5010438413361</text:p>
          </table:table-cell>
          <table:table-cell table:formula="of:=[.D10]*100/[.H10]" office:value-type="float" office:value="15.9638554216867" calcext:value-type="float">
            <text:p>15,9638554216867</text:p>
          </table:table-cell>
        </table:table-row>
        <table:table-row table:style-name="ro2">
          <table:table-cell office:value-type="string" calcext:value-type="string">
            <text:p>kafka</text:p>
          </table:table-cell>
          <table:table-cell office:value-type="float" office:value="334" calcext:value-type="float">
            <text:p>334</text:p>
          </table:table-cell>
          <table:table-cell office:value-type="float" office:value="433" calcext:value-type="float">
            <text:p>433</text:p>
          </table:table-cell>
          <table:table-cell office:value-type="float" office:value="32" calcext:value-type="float">
            <text:p>3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kafka</text:p>
          </table:table-cell>
          <table:table-cell table:formula="of:=SUM([.B11:.C11])" office:value-type="float" office:value="767" calcext:value-type="float">
            <text:p>767</text:p>
          </table:table-cell>
          <table:table-cell table:formula="of:=SUM([.D11:.E11])" office:value-type="float" office:value="410" calcext:value-type="float">
            <text:p>410</text:p>
          </table:table-cell>
          <table:table-cell/>
          <table:table-cell table:formula="of:=SUM([.G11:.H11])" office:value-type="float" office:value="1177" calcext:value-type="float">
            <text:p>1177</text:p>
          </table:table-cell>
          <table:table-cell table:formula="of:=[.L11]*100/[.J11]" office:value-type="float" office:value="31.0960067969414" calcext:value-type="float">
            <text:p>31,0960067969414</text:p>
          </table:table-cell>
          <table:table-cell table:formula="of:=SUM([.B11];[.D11])" office:value-type="float" office:value="366" calcext:value-type="float">
            <text:p>366</text:p>
          </table:table-cell>
          <table:table-cell table:formula="of:=[.B11]*100/[.L11]" office:value-type="float" office:value="91.2568306010929" calcext:value-type="float">
            <text:p>91,2568306010929</text:p>
          </table:table-cell>
          <table:table-cell table:formula="of:=[.D11]*100/[.L11]" office:value-type="float" office:value="8.7431693989071" calcext:value-type="float">
            <text:p>8,7431693989071</text:p>
          </table:table-cell>
          <table:table-cell office:value-type="string" calcext:value-type="string">
            <text:p>kafka</text:p>
          </table:table-cell>
          <table:table-cell table:formula="of:=[.B11]*100/[.G11]" office:value-type="float" office:value="43.5462842242503" calcext:value-type="float">
            <text:p>43,5462842242503</text:p>
          </table:table-cell>
          <table:table-cell table:formula="of:=[.D11]*100/[.H11]" office:value-type="float" office:value="7.80487804878049" calcext:value-type="float">
            <text:p>7,80487804878049</text:p>
          </table:table-cell>
        </table:table-row>
        <table:table-row table:style-name="ro2">
          <table:table-cell office:value-type="string" calcext:value-type="string">
            <text:p>storm</text:p>
          </table:table-cell>
          <table:table-cell office:value-type="float" office:value="152" calcext:value-type="float">
            <text:p>152</text:p>
          </table:table-cell>
          <table:table-cell office:value-type="float" office:value="1128" calcext:value-type="float">
            <text:p>1128</text:p>
          </table:table-cell>
          <table:table-cell office:value-type="float" office:value="21" calcext:value-type="float">
            <text:p>2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storm</text:p>
          </table:table-cell>
          <table:table-cell table:formula="of:=SUM([.B12:.C12])" office:value-type="float" office:value="1280" calcext:value-type="float">
            <text:p>1280</text:p>
          </table:table-cell>
          <table:table-cell table:formula="of:=SUM([.D12:.E12])" office:value-type="float" office:value="515" calcext:value-type="float">
            <text:p>515</text:p>
          </table:table-cell>
          <table:table-cell/>
          <table:table-cell table:formula="of:=SUM([.G12:.H12])" office:value-type="float" office:value="1795" calcext:value-type="float">
            <text:p>1795</text:p>
          </table:table-cell>
          <table:table-cell table:formula="of:=[.L12]*100/[.J12]" office:value-type="float" office:value="9.63788300835655" calcext:value-type="float">
            <text:p>9,63788300835655</text:p>
          </table:table-cell>
          <table:table-cell table:formula="of:=SUM([.B12];[.D12])" office:value-type="float" office:value="173" calcext:value-type="float">
            <text:p>173</text:p>
          </table:table-cell>
          <table:table-cell table:formula="of:=[.B12]*100/[.L12]" office:value-type="float" office:value="87.8612716763006" calcext:value-type="float">
            <text:p>87,8612716763006</text:p>
          </table:table-cell>
          <table:table-cell table:formula="of:=[.D12]*100/[.L12]" office:value-type="float" office:value="12.1387283236994" calcext:value-type="float">
            <text:p>12,1387283236994</text:p>
          </table:table-cell>
          <table:table-cell office:value-type="string" calcext:value-type="string">
            <text:p>storm</text:p>
          </table:table-cell>
          <table:table-cell table:formula="of:=[.B12]*100/[.G12]" office:value-type="float" office:value="11.875" calcext:value-type="float">
            <text:p>11,875</text:p>
          </table:table-cell>
          <table:table-cell table:formula="of:=[.D12]*100/[.H12]" office:value-type="float" office:value="4.07766990291262" calcext:value-type="float">
            <text:p>4,07766990291262</text:p>
          </table:table-cell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587" calcext:value-type="float">
            <text:p>587</text:p>
          </table:table-cell>
          <table:table-cell office:value-type="float" office:value="626" calcext:value-type="float">
            <text:p>626</text:p>
          </table:table-cell>
          <table:table-cell office:value-type="float" office:value="72" calcext:value-type="float">
            <text:p>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eam</text:p>
          </table:table-cell>
          <table:table-cell table:formula="of:=SUM([.B13:.C13])" office:value-type="float" office:value="1213" calcext:value-type="float">
            <text:p>1213</text:p>
          </table:table-cell>
          <table:table-cell table:formula="of:=SUM([.D13:.E13])" office:value-type="float" office:value="285" calcext:value-type="float">
            <text:p>285</text:p>
          </table:table-cell>
          <table:table-cell/>
          <table:table-cell table:formula="of:=SUM([.G13:.H13])" office:value-type="float" office:value="1498" calcext:value-type="float">
            <text:p>1498</text:p>
          </table:table-cell>
          <table:table-cell table:formula="of:=[.L13]*100/[.J13]" office:value-type="float" office:value="43.9919893190921" calcext:value-type="float">
            <text:p>43,9919893190921</text:p>
          </table:table-cell>
          <table:table-cell table:formula="of:=SUM([.B13];[.D13])" office:value-type="float" office:value="659" calcext:value-type="float">
            <text:p>659</text:p>
          </table:table-cell>
          <table:table-cell table:formula="of:=[.B13]*100/[.L13]" office:value-type="float" office:value="89.0743550834598" calcext:value-type="float">
            <text:p>89,0743550834598</text:p>
          </table:table-cell>
          <table:table-cell table:formula="of:=[.D13]*100/[.L13]" office:value-type="float" office:value="10.9256449165402" calcext:value-type="float">
            <text:p>10,9256449165402</text:p>
          </table:table-cell>
          <table:table-cell office:value-type="string" calcext:value-type="string">
            <text:p>beam</text:p>
          </table:table-cell>
          <table:table-cell table:formula="of:=[.B13]*100/[.G13]" office:value-type="float" office:value="48.3924154987634" calcext:value-type="float">
            <text:p>48,3924154987634</text:p>
          </table:table-cell>
          <table:table-cell table:formula="of:=[.D13]*100/[.H13]" office:value-type="float" office:value="25.2631578947368" calcext:value-type="float">
            <text:p>25,2631578947368</text:p>
          </table:table-cell>
        </table:table-row>
        <table:table-row table:style-name="ro2">
          <table:table-cell office:value-type="string" calcext:value-type="string">
            <text:p>incubator-skywalking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50" calcext:value-type="float">
            <text:p>5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incubator-skywalking</text:p>
          </table:table-cell>
          <table:table-cell table:formula="of:=SUM([.B14:.C14])" office:value-type="float" office:value="886" calcext:value-type="float">
            <text:p>886</text:p>
          </table:table-cell>
          <table:table-cell table:formula="of:=SUM([.D14:.E14])" office:value-type="float" office:value="984" calcext:value-type="float">
            <text:p>984</text:p>
          </table:table-cell>
          <table:table-cell/>
          <table:table-cell table:formula="of:=SUM([.G14:.H14])" office:value-type="float" office:value="1870" calcext:value-type="float">
            <text:p>1870</text:p>
          </table:table-cell>
          <table:table-cell table:formula="of:=[.L14]*100/[.J14]" office:value-type="float" office:value="8.55614973262032" calcext:value-type="float">
            <text:p>8,55614973262032</text:p>
          </table:table-cell>
          <table:table-cell table:formula="of:=SUM([.B14];[.D14])" office:value-type="float" office:value="160" calcext:value-type="float">
            <text:p>160</text:p>
          </table:table-cell>
          <table:table-cell table:formula="of:=[.B14]*100/[.L14]" office:value-type="float" office:value="68.75" calcext:value-type="float">
            <text:p>68,75</text:p>
          </table:table-cell>
          <table:table-cell table:formula="of:=[.D14]*100/[.L14]" office:value-type="float" office:value="31.25" calcext:value-type="float">
            <text:p>31,25</text:p>
          </table:table-cell>
          <table:table-cell office:value-type="string" calcext:value-type="string">
            <text:p>incubator-skywalking</text:p>
          </table:table-cell>
          <table:table-cell table:formula="of:=[.B14]*100/[.G14]" office:value-type="float" office:value="12.4153498871332" calcext:value-type="float">
            <text:p>12,4153498871332</text:p>
          </table:table-cell>
          <table:table-cell table:formula="of:=[.D14]*100/[.H14]" office:value-type="float" office:value="5.08130081300813" calcext:value-type="float">
            <text:p>5,08130081300813</text:p>
          </table:table-cell>
        </table:table-row>
        <table:table-row table:style-name="ro2">
          <table:table-cell office:value-type="string" calcext:value-type="string">
            <text:p>flink</text:p>
          </table:table-cell>
          <table:table-cell office:value-type="float" office:value="870" calcext:value-type="float">
            <text:p>870</text:p>
          </table:table-cell>
          <table:table-cell office:value-type="float" office:value="2146" calcext:value-type="float">
            <text:p>2146</text:p>
          </table:table-cell>
          <table:table-cell office:value-type="float" office:value="147" calcext:value-type="float">
            <text:p>147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flink</text:p>
          </table:table-cell>
          <table:table-cell table:formula="of:=SUM([.B15:.C15])" office:value-type="float" office:value="3016" calcext:value-type="float">
            <text:p>3016</text:p>
          </table:table-cell>
          <table:table-cell table:formula="of:=SUM([.D15:.E15])" office:value-type="float" office:value="1117" calcext:value-type="float">
            <text:p>1117</text:p>
          </table:table-cell>
          <table:table-cell/>
          <table:table-cell table:formula="of:=SUM([.G15:.H15])" office:value-type="float" office:value="4133" calcext:value-type="float">
            <text:p>4133</text:p>
          </table:table-cell>
          <table:table-cell table:formula="of:=[.L15]*100/[.J15]" office:value-type="float" office:value="24.6068231308976" calcext:value-type="float">
            <text:p>24,6068231308976</text:p>
          </table:table-cell>
          <table:table-cell table:formula="of:=SUM([.B15];[.D15])" office:value-type="float" office:value="1017" calcext:value-type="float">
            <text:p>1017</text:p>
          </table:table-cell>
          <table:table-cell table:formula="of:=[.B15]*100/[.L15]" office:value-type="float" office:value="85.5457227138643" calcext:value-type="float">
            <text:p>85,5457227138643</text:p>
          </table:table-cell>
          <table:table-cell table:formula="of:=[.D15]*100/[.L15]" office:value-type="float" office:value="14.4542772861357" calcext:value-type="float">
            <text:p>14,4542772861357</text:p>
          </table:table-cell>
          <table:table-cell office:value-type="string" calcext:value-type="string">
            <text:p>flink</text:p>
          </table:table-cell>
          <table:table-cell table:formula="of:=[.B15]*100/[.G15]" office:value-type="float" office:value="28.8461538461538" calcext:value-type="float">
            <text:p>28,8461538461538</text:p>
          </table:table-cell>
          <table:table-cell table:formula="of:=[.D15]*100/[.H15]" office:value-type="float" office:value="13.1602506714414" calcext:value-type="float">
            <text:p>13,1602506714414</text:p>
          </table:table-cell>
        </table:table-row>
        <table:table-row table:style-name="ro2">
          <table:table-cell office:value-type="string" calcext:value-type="string">
            <text:p>cordova-android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dova-android</text:p>
          </table:table-cell>
          <table:table-cell table:formula="of:=SUM([.B16:.C16])" office:value-type="float" office:value="22" calcext:value-type="float">
            <text:p>22</text:p>
          </table:table-cell>
          <table:table-cell table:formula="of:=SUM([.D16:.E16])" office:value-type="float" office:value="16" calcext:value-type="float">
            <text:p>16</text:p>
          </table:table-cell>
          <table:table-cell/>
          <table:table-cell table:formula="of:=SUM([.G16:.H16])" office:value-type="float" office:value="38" calcext:value-type="float">
            <text:p>38</text:p>
          </table:table-cell>
          <table:table-cell table:formula="of:=[.L16]*100/[.J16]" office:value-type="float" office:value="5.26315789473684" calcext:value-type="float">
            <text:p>5,26315789473684</text:p>
          </table:table-cell>
          <table:table-cell table:formula="of:=SUM([.B16];[.D16])" office:value-type="float" office:value="2" calcext:value-type="float">
            <text:p>2</text:p>
          </table:table-cell>
          <table:table-cell table:formula="of:=[.B16]*100/[.L16]" office:value-type="float" office:value="50" calcext:value-type="float">
            <text:p>50</text:p>
          </table:table-cell>
          <table:table-cell table:formula="of:=[.D16]*100/[.L16]" office:value-type="float" office:value="50" calcext:value-type="float">
            <text:p>50</text:p>
          </table:table-cell>
          <table:table-cell office:value-type="string" calcext:value-type="string">
            <text:p>cordova-android</text:p>
          </table:table-cell>
          <table:table-cell table:formula="of:=[.B16]*100/[.G16]" office:value-type="float" office:value="4.54545454545455" calcext:value-type="float">
            <text:p>4,54545454545455</text:p>
          </table:table-cell>
          <table:table-cell table:formula="of:=[.D16]*100/[.H16]" office:value-type="float" office:value="6.25" calcext:value-type="float">
            <text:p>6,25</text:p>
          </table:table-cell>
        </table:table-row>
        <table:table-row table:style-name="ro2">
          <table:table-cell office:value-type="string" calcext:value-type="string">
            <text:p>incubator-heron</text:p>
          </table:table-cell>
          <table:table-cell office:value-type="float" office:value="125" calcext:value-type="float">
            <text:p>125</text:p>
          </table:table-cell>
          <table:table-cell office:value-type="float" office:value="361" calcext:value-type="float">
            <text:p>361</text:p>
          </table:table-cell>
          <table:table-cell office:value-type="float" office:value="34" calcext:value-type="float">
            <text:p>3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ncubator-heron</text:p>
          </table:table-cell>
          <table:table-cell table:formula="of:=SUM([.B17:.C17])" office:value-type="float" office:value="486" calcext:value-type="float">
            <text:p>486</text:p>
          </table:table-cell>
          <table:table-cell table:formula="of:=SUM([.D17:.E17])" office:value-type="float" office:value="280" calcext:value-type="float">
            <text:p>280</text:p>
          </table:table-cell>
          <table:table-cell/>
          <table:table-cell table:formula="of:=SUM([.G17:.H17])" office:value-type="float" office:value="766" calcext:value-type="float">
            <text:p>766</text:p>
          </table:table-cell>
          <table:table-cell table:formula="of:=[.L17]*100/[.J17]" office:value-type="float" office:value="20.757180156658" calcext:value-type="float">
            <text:p>20,757180156658</text:p>
          </table:table-cell>
          <table:table-cell table:formula="of:=SUM([.B17];[.D17])" office:value-type="float" office:value="159" calcext:value-type="float">
            <text:p>159</text:p>
          </table:table-cell>
          <table:table-cell table:formula="of:=[.B17]*100/[.L17]" office:value-type="float" office:value="78.6163522012579" calcext:value-type="float">
            <text:p>78,6163522012579</text:p>
          </table:table-cell>
          <table:table-cell table:formula="of:=[.D17]*100/[.L17]" office:value-type="float" office:value="21.3836477987421" calcext:value-type="float">
            <text:p>21,3836477987421</text:p>
          </table:table-cell>
          <table:table-cell office:value-type="string" calcext:value-type="string">
            <text:p>incubator-heron</text:p>
          </table:table-cell>
          <table:table-cell table:formula="of:=[.B17]*100/[.G17]" office:value-type="float" office:value="25.7201646090535" calcext:value-type="float">
            <text:p>25,7201646090535</text:p>
          </table:table-cell>
          <table:table-cell table:formula="of:=[.D17]*100/[.H17]" office:value-type="float" office:value="12.1428571428571" calcext:value-type="float">
            <text:p>12,1428571428571</text:p>
          </table:table-cell>
        </table:table-row>
        <table:table-row table:style-name="ro2">
          <table:table-cell office:value-type="string" calcext:value-type="string">
            <text:p>hbase</text:p>
          </table:table-cell>
          <table:table-cell office:value-type="float" office:value="5" calcext:value-type="float">
            <text:p>5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hbase</text:p>
          </table:table-cell>
          <table:table-cell table:formula="of:=SUM([.B18:.C18])" office:value-type="float" office:value="2531" calcext:value-type="float">
            <text:p>2531</text:p>
          </table:table-cell>
          <table:table-cell table:formula="of:=SUM([.D18:.E18])" office:value-type="float" office:value="747" calcext:value-type="float">
            <text:p>747</text:p>
          </table:table-cell>
          <table:table-cell/>
          <table:table-cell table:formula="of:=SUM([.G18:.H18])" office:value-type="float" office:value="3278" calcext:value-type="float">
            <text:p>3278</text:p>
          </table:table-cell>
          <table:table-cell table:formula="of:=[.L18]*100/[.J18]" office:value-type="float" office:value="0.152532031726663" calcext:value-type="float">
            <text:p>0,152532031726663</text:p>
          </table:table-cell>
          <table:table-cell table:formula="of:=SUM([.B18];[.D18])" office:value-type="float" office:value="5" calcext:value-type="float">
            <text:p>5</text:p>
          </table:table-cell>
          <table:table-cell table:formula="of:=[.B18]*100/[.L18]" office:value-type="float" office:value="100" calcext:value-type="float">
            <text:p>100</text:p>
          </table:table-cell>
          <table:table-cell table:formula="of:=[.D18]*100/[.L18]" office:value-type="float" office:value="0" calcext:value-type="float">
            <text:p>0</text:p>
          </table:table-cell>
          <table:table-cell office:value-type="string" calcext:value-type="string">
            <text:p>hbase</text:p>
          </table:table-cell>
          <table:table-cell table:formula="of:=[.B18]*100/[.G18]" office:value-type="float" office:value="0.197550375345713" calcext:value-type="float">
            <text:p>0,197550375345713</text:p>
          </table:table-cell>
          <table:table-cell table:formula="of:=[.D18]*100/[.H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ssandra</text:p>
          </table:table-cell>
          <table:table-cell office:value-type="float" office:value="299" calcext:value-type="float">
            <text:p>299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cassandra</text:p>
          </table:table-cell>
          <table:table-cell table:formula="of:=SUM([.B19:.C19])" office:value-type="float" office:value="1238" calcext:value-type="float">
            <text:p>1238</text:p>
          </table:table-cell>
          <table:table-cell table:formula="of:=SUM([.D19:.E19])" office:value-type="float" office:value="383" calcext:value-type="float">
            <text:p>383</text:p>
          </table:table-cell>
          <table:table-cell/>
          <table:table-cell table:formula="of:=SUM([.G19:.H19])" office:value-type="float" office:value="1621" calcext:value-type="float">
            <text:p>1621</text:p>
          </table:table-cell>
          <table:table-cell table:formula="of:=[.L19]*100/[.J19]" office:value-type="float" office:value="19.9259716224553" calcext:value-type="float">
            <text:p>19,9259716224553</text:p>
          </table:table-cell>
          <table:table-cell table:formula="of:=SUM([.B19];[.D19])" office:value-type="float" office:value="323" calcext:value-type="float">
            <text:p>323</text:p>
          </table:table-cell>
          <table:table-cell table:formula="of:=[.B19]*100/[.L19]" office:value-type="float" office:value="92.5696594427245" calcext:value-type="float">
            <text:p>92,5696594427245</text:p>
          </table:table-cell>
          <table:table-cell table:formula="of:=[.D19]*100/[.L19]" office:value-type="float" office:value="7.43034055727554" calcext:value-type="float">
            <text:p>7,43034055727554</text:p>
          </table:table-cell>
          <table:table-cell office:value-type="string" calcext:value-type="string">
            <text:p>cassandra</text:p>
          </table:table-cell>
          <table:table-cell table:formula="of:=[.B19]*100/[.G19]" office:value-type="float" office:value="24.1518578352181" calcext:value-type="float">
            <text:p>24,1518578352181</text:p>
          </table:table-cell>
          <table:table-cell table:formula="of:=[.D19]*100/[.H19]" office:value-type="float" office:value="6.26631853785901" calcext:value-type="float">
            <text:p>6,26631853785901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2:.B19])" office:value-type="float" office:value="3057" calcext:value-type="float">
            <text:p>3057</text:p>
          </table:table-cell>
          <table:table-cell table:formula="of:=SUM([.C2:.C19])" office:value-type="float" office:value="17332" calcext:value-type="float">
            <text:p>17332</text:p>
          </table:table-cell>
          <table:table-cell table:formula="of:=SUM([.D2:.D19])" office:value-type="float" office:value="495" calcext:value-type="float">
            <text:p>495</text:p>
          </table:table-cell>
          <table:table-cell table:formula="of:=SUM([.E2:.E19])" office:value-type="float" office:value="8129" calcext:value-type="float">
            <text:p>8129</text:p>
          </table:table-cell>
          <table:table-cell/>
          <table:table-cell table:formula="of:=SUM([.G2:.G19])" office:value-type="float" office:value="20389" calcext:value-type="float">
            <text:p>20389</text:p>
          </table:table-cell>
          <table:table-cell table:formula="of:=SUM([.H2:.H19])" office:value-type="float" office:value="8624" calcext:value-type="float">
            <text:p>8624</text:p>
          </table:table-cell>
          <table:table-cell/>
          <table:table-cell table:formula="of:=SUM([.J2:.J19])" office:value-type="float" office:value="29013" calcext:value-type="float">
            <text:p>290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M %</text:p>
          </table:table-cell>
          <table:table-cell table:formula="of:=[.B21]*100/[.G21]" office:value-type="float" office:value="14.9933787826769" calcext:value-type="float">
            <text:p>14,9933787826769</text:p>
          </table:table-cell>
          <table:table-cell table:formula="of:=[.C21]*100/[.G21]" office:value-type="float" office:value="85.0066212173231" calcext:value-type="float">
            <text:p>85,0066212173231</text:p>
          </table:table-cell>
          <table:table-cell table:formula="of:=[.D21]*100/[.H21]" office:value-type="float" office:value="5.73979591836735" calcext:value-type="float">
            <text:p>5,73979591836735</text:p>
          </table:table-cell>
          <table:table-cell table:formula="of:=[.E21]*100/[.H21]" office:value-type="float" office:value="94.2602040816326" calcext:value-type="float">
            <text:p>94,2602040816326</text:p>
          </table:table-cell>
          <table:table-cell table:number-columns-repeated="2"/>
          <table:table-cell table:formula="of:=SUM([.G21:.H21])" office:value-type="float" office:value="29013" calcext:value-type="float">
            <text:p>29013</text:p>
          </table:table-cell>
          <table:table-cell table:number-columns-repeated="9"/>
        </table:table-row>
        <table:table-row table:style-name="ro3" table:number-rows-repeated="2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number-columns-repeated="5"/>
          <table:table-cell office:value-type="string" calcext:value-type="string">
            <text:p>external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with</text:p>
          </table:table-cell>
          <table:table-cell office:value-type="float" office:value="3057" calcext:value-type="float">
            <text:p>3057</text:p>
          </table:table-cell>
          <table:table-cell office:value-type="float" office:value="495" calcext:value-type="float">
            <text:p>495</text:p>
          </table:table-cell>
          <table:table-cell table:formula="of:=SUM([.F29:.G29])" office:value-type="float" office:value="3552" calcext:value-type="float">
            <text:p>3552</text:p>
          </table:table-cell>
          <table:table-cell/>
          <table:table-cell table:formula="of:=[.F29]*100/29013" office:value-type="float" office:value="10.5366559818013" calcext:value-type="float">
            <text:p>10,5366559818013</text:p>
          </table:table-cell>
          <table:table-cell table:formula="of:=[.G29]*100/29013" office:value-type="float" office:value="1.70613173405025" calcext:value-type="float">
            <text:p>1,70613173405025</text:p>
          </table:table-cell>
          <table:table-cell table:formula="of:=[.H29]*100/29013" office:value-type="float" office:value="12.2427877158515" calcext:value-type="float">
            <text:p>12,242787715851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without</text:p>
          </table:table-cell>
          <table:table-cell office:value-type="float" office:value="17332" calcext:value-type="float">
            <text:p>17332</text:p>
          </table:table-cell>
          <table:table-cell office:value-type="float" office:value="8129" calcext:value-type="float">
            <text:p>8129</text:p>
          </table:table-cell>
          <table:table-cell table:formula="of:=SUM([.F30:.G30])" office:value-type="float" office:value="25461" calcext:value-type="float">
            <text:p>25461</text:p>
          </table:table-cell>
          <table:table-cell/>
          <table:table-cell table:formula="of:=[.F30]*100/29013" office:value-type="float" office:value="59.7387378071899" calcext:value-type="float">
            <text:p>59,7387378071899</text:p>
          </table:table-cell>
          <table:table-cell table:formula="of:=[.G30]*100/29013" office:value-type="float" office:value="28.0184744769586" calcext:value-type="float">
            <text:p>28,0184744769586</text:p>
          </table:table-cell>
          <table:table-cell table:formula="of:=[.H30]*100/29013" office:value-type="float" office:value="87.7572122841485" calcext:value-type="float">
            <text:p>87,757212284148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9:.F30])" office:value-type="float" office:value="20389" calcext:value-type="float">
            <text:p>20389</text:p>
          </table:table-cell>
          <table:table-cell table:formula="of:=SUM([.G29:.G30])" office:value-type="float" office:value="8624" calcext:value-type="float">
            <text:p>8624</text:p>
          </table:table-cell>
          <table:table-cell table:formula="of:=SUM([.F31:.G31])" office:value-type="float" office:value="29013" calcext:value-type="float">
            <text:p>29013</text:p>
          </table:table-cell>
          <table:table-cell/>
          <table:table-cell table:formula="of:=[.F31]*100/29013" office:value-type="float" office:value="70.2753937889911" calcext:value-type="float">
            <text:p>70,2753937889911</text:p>
          </table:table-cell>
          <table:table-cell table:formula="of:=[.G31]*100/29013" office:value-type="float" office:value="29.7246062110089" calcext:value-type="float">
            <text:p>29,7246062110089</text:p>
          </table:table-cell>
          <table:table-cell table:formula="of:=[.H31]*100/29013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formula="of:=[.F29]*100/[.F31]" office:value-type="float" office:value="14.9933787826769" calcext:value-type="float">
            <text:p>14,9933787826769</text:p>
          </table:table-cell>
          <table:table-cell table:formula="of:=[.G29]*100/[.G31]" office:value-type="float" office:value="5.73979591836735" calcext:value-type="float">
            <text:p>5,73979591836735</text:p>
          </table:table-cell>
          <table:table-cell table:number-columns-repeated="10"/>
        </table:table-row>
        <table:table-row table:style-name="ro2">
          <table:table-cell table:number-columns-repeated="5"/>
          <table:table-cell table:formula="of:=[.F30]*100/[.F31]" office:value-type="float" office:value="85.0066212173231" calcext:value-type="float">
            <text:p>85,0066212173231</text:p>
          </table:table-cell>
          <table:table-cell table:formula="of:=[.G30]*100/[.G31]" office:value-type="float" office:value="94.2602040816326" calcext:value-type="float">
            <text:p>94,260204081632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percentage-style style:name="N10104" number:language="es" number:country="ES">
      <number:number number:decimal-places="0" loext:min-decimal-places="0" number:min-integer-digits="1"/>
      <number:text>%</number:text>
    </number:percentage-style>
    <number:percentage-style style:name="N10105" number:language="es" number:country="ES">
      <number:number number:decimal-places="1" loext:min-decimal-places="1" number:min-integer-digits="1"/>
      <number:text>%</number:text>
    </number:percentage-style>
    <number:number-style style:name="N20109" number:language="en" number:country="CA">
      <number:number number:decimal-places="1" loext:min-decimal-places="1" number:min-integer-digits="1"/>
    </number:number-style>
    <number:number-style style:name="N30121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 style:data-style-name="N2" text:time-value="17:24:11.3831437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7T17:25:03.747088875</dc:date>
    <meta:editing-duration>PT4H55M1S</meta:editing-duration>
    <meta:editing-cycles>7</meta:editing-cycles>
    <meta:generator>LibreOffice/6.0.3.2$Linux_X86_64 LibreOffice_project/00m0$Build-2</meta:generator>
    <meta:document-statistic meta:table-count="1" meta:cell-count="3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4" number:language="es" number:country="E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0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04">
      <style:chart-properties loext:label-stroke-color="#3465a4" chart:link-data-style-to-source="true" chart:data-label-number="value" chart:data-label-text="false" chart:data-label-symbol="false"/>
      <style:graphic-properties draw:stroke="none" draw:fill-color="#c2e0ae" dr3d:edge-rounding="5%"/>
      <style:text-properties fo:font-size="10pt" style:font-size-asian="10pt" style:font-size-complex="10pt"/>
    </style:style>
    <style:style style:name="ch8" style:family="chart" style:data-style-name="N10104">
      <style:chart-properties chart:link-data-style-to-source="true"/>
      <style:graphic-properties draw:stroke="none" draw:fill-color="#f7a19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84cm" svg:height="10.667cm" xlink:href=".." xlink:type="simple" chart:class="chart:area" chart:column-mapping="1 0" chart:style-name="ch1">
        <chart:legend svg:x="15.771cm" svg:y="3.742cm" style:legend-expansion="custom" chartooo:width="2.529cm" chartooo:height="0.938cm" style:legend-expansion-aspect-ratio="2.69616204690832" chart:style-name="ch2"/>
        <chart:plot-area chart:style-name="ch3" table:cell-range-address="external_report.F1:external_report.H19" chart:data-source-has-labels="both" svg:x="0.97cm" svg:y="0.957cm" svg:width="14.627cm" svg:height="9.581cm">
          <chartooo:coordinate-region svg:x="2.712cm" svg:y="1.117cm" svg:width="12.772cm" svg:height="6.682cm"/>
          <chart:axis chart:dimension="x" chart:name="primary-x" chart:style-name="ch4" chartooo:axis-type="auto">
            <chartooo:date-scale/>
            <chart:categories table:cell-range-address="external_report.F2:external_report.F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ternal_report.H2:external_report.H19" chart:label-cell-address="external_report.H1:external_report.H1" chart:class="chart:area">
            <chart:data-point chart:repeated="18"/>
          </chart:series>
          <chart:series chart:style-name="ch8" chart:values-cell-range-address="external_report.G2:external_report.G19" chart:label-cell-address="external_report.G1:external_report.G1" chart:class="chart:area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internal</text:p>
                <draw:g>
                  <svg:desc>external_report.H1:external_report.H1</svg:desc>
                </draw:g>
              </table:table-cell>
              <table:table-cell office:value-type="string">
                <text:p>total external</text:p>
                <draw:g>
                  <svg:desc>external_report.G1:external_repor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cubator-weex</text:p>
                <draw:g>
                  <svg:desc>external_report.F2:external_report.F19</svg:desc>
                </draw:g>
              </table:table-cell>
              <table:table-cell office:value-type="float" office:value="238">
                <text:p>238</text:p>
                <draw:g>
                  <svg:desc>external_report.H2:external_report.H19</svg:desc>
                </draw:g>
              </table:table-cell>
              <table:table-cell office:value-type="float" office:value="642">
                <text:p>642</text:p>
                <draw:g>
                  <svg:desc>external_report.G2:external_report.G19</svg:desc>
                </draw:g>
              </table:table-cell>
            </table:table-row>
            <table:table-row>
              <table:table-cell office:value-type="string">
                <text:p>hive</text:p>
              </table:table-cell>
              <table:table-cell office:value-type="float" office:value="1342">
                <text:p>1342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zeppelin</text:p>
              </table:table-cell>
              <table:table-cell office:value-type="float" office:value="124">
                <text:p>12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rocketmq</text:p>
              </table:table-cell>
              <table:table-cell office:value-type="float" office:value="279">
                <text:p>27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zookeeper</text:p>
              </table:table-cell>
              <table:table-cell office:value-type="float" office:value="123">
                <text:p>12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jmeter</text:p>
              </table:table-cell>
              <table:table-cell office:value-type="float" office:value="336">
                <text:p>33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groovy</text:p>
              </table:table-cell>
              <table:table-cell office:value-type="float" office:value="438">
                <text:p>43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675">
                <text:p>67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incubator-dubbo</text:p>
              </table:table-cell>
              <table:table-cell office:value-type="float" office:value="332">
                <text:p>33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kafka</text:p>
              </table:table-cell>
              <table:table-cell office:value-type="float" office:value="410">
                <text:p>41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storm</text:p>
              </table:table-cell>
              <table:table-cell office:value-type="float" office:value="515">
                <text:p>51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285">
                <text:p>28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incubator-skywalking</text:p>
              </table:table-cell>
              <table:table-cell office:value-type="float" office:value="984">
                <text:p>98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flink</text:p>
              </table:table-cell>
              <table:table-cell office:value-type="float" office:value="1117">
                <text:p>1117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cordova-android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incubator-heron</text:p>
              </table:table-cell>
              <table:table-cell office:value-type="float" office:value="280">
                <text:p>28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hbase</text:p>
              </table:table-cell>
              <table:table-cell office:value-type="float" office:value="747">
                <text:p>747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cassandra</text:p>
              </table:table-cell>
              <table:table-cell office:value-type="float" office:value="383">
                <text:p>383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109" number:language="en" number:country="CA">
      <number:number number:decimal-places="1" loext:min-decimal-places="1" number:min-integer-digits="1"/>
    </number:number-style>
    <number:number-style style:name="N30121" number:language="en" number:country="US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0109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04e4d" dr3d:edge-rounding="5%"/>
      <style:text-properties fo:color="#94070a"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30121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89c765" dr3d:edge-rounding="5%"/>
      <style:text-properties fo:color="#2b511a"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29cm" svg:height="13.39cm" xlink:href=".." xlink:type="simple" chart:class="chart:bar" chart:style-name="ch1">
        <chart:legend svg:x="23.386cm" svg:y="4.666cm" style:legend-expansion="custom" chartooo:width="2.626cm" chartooo:height="1.194cm" style:legend-expansion-aspect-ratio="2.19932998324958" chart:style-name="ch2"/>
        <chart:plot-area chart:style-name="ch3" table:cell-range-address="external_report.O1:external_report.Q20" chart:data-source-has-labels="both" svg:x="2.647cm" svg:y="0.563cm" svg:width="20.321cm" svg:height="12.757cm">
          <chartooo:coordinate-region svg:x="3.887cm" svg:y="0.723cm" svg:width="19.081cm" svg:height="9.858cm"/>
          <chart:axis chart:dimension="x" chart:name="primary-x" chart:style-name="ch4" chartooo:axis-type="auto">
            <chartooo:date-scale/>
            <chart:categories table:cell-range-address="external_report.O2:external_report.O20"/>
          </chart:axis>
          <chart:axis chart:dimension="y" chart:name="primary-y" chart:style-name="ch5">
            <chart:title svg:x="2.113cm" svg:y="7.922cm" chart:style-name="ch6">
              <text:p>% classes with a dedicated test</text:p>
            </chart:title>
            <chart:grid chart:style-name="ch7" chart:class="major"/>
          </chart:axis>
          <chart:series chart:style-name="ch8" chart:values-cell-range-address="external_report.P2:external_report.P20" chart:label-cell-address="external_report.P1:external_report.P1" chart:class="chart:bar">
            <chart:data-point chart:repeated="8"/>
            <chart:data-point chart:style-name="ch9" chart:repeated="2"/>
            <chart:data-point/>
            <chart:data-point chart:style-name="ch9"/>
            <chart:data-point chart:repeated="7"/>
          </chart:series>
          <chart:series chart:style-name="ch10" chart:values-cell-range-address="external_report.Q2:external_report.Q20" chart:label-cell-address="external_report.Q1:external_report.Q1" chart:class="chart:bar">
            <chart:data-point chart:repeated="8"/>
            <chart:data-point chart:style-name="ch9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rnal</text:p>
                <draw:g>
                  <svg:desc>external_report.P1:external_report.P1</svg:desc>
                </draw:g>
              </table:table-cell>
              <table:table-cell office:value-type="string">
                <text:p>internal</text:p>
                <draw:g>
                  <svg:desc>external_report.Q1:external_report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cubator-weex</text:p>
                <draw:g>
                  <svg:desc>external_report.O2:external_report.O20</svg:desc>
                </draw:g>
              </table:table-cell>
              <table:table-cell office:value-type="float" office:value="7.00934579439252">
                <text:p>7.00934579439252</text:p>
                <draw:g>
                  <svg:desc>external_report.P2:external_report.P20</svg:desc>
                </draw:g>
              </table:table-cell>
              <table:table-cell office:value-type="float" office:value="3.36134453781513">
                <text:p>3.36134453781513</text:p>
                <draw:g>
                  <svg:desc>external_report.Q2:external_report.Q20</svg:desc>
                </draw:g>
              </table:table-cell>
            </table:table-row>
            <table:table-row>
              <table:table-cell office:value-type="string">
                <text:p>hive</text:p>
              </table:table-cell>
              <table:table-cell office:value-type="float" office:value="0.0483675937122128">
                <text:p>0.0483675937122128</text:p>
              </table:table-cell>
              <table:table-cell office:value-type="float" office:value="0.22354694485842">
                <text:p>0.22354694485842</text:p>
              </table:table-cell>
            </table:table-row>
            <table:table-row>
              <table:table-cell office:value-type="string">
                <text:p>zeppelin</text:p>
              </table:table-cell>
              <table:table-cell office:value-type="float" office:value="36.4820846905537">
                <text:p>36.4820846905537</text:p>
              </table:table-cell>
              <table:table-cell office:value-type="float" office:value="7.25806451612903">
                <text:p>7.25806451612903</text:p>
              </table:table-cell>
            </table:table-row>
            <table:table-row>
              <table:table-cell office:value-type="string">
                <text:p>rocketmq</text:p>
              </table:table-cell>
              <table:table-cell office:value-type="float" office:value="25.8064516129032">
                <text:p>25.8064516129032</text:p>
              </table:table-cell>
              <table:table-cell office:value-type="float" office:value="4.6594982078853">
                <text:p>4.6594982078853</text:p>
              </table:table-cell>
            </table:table-row>
            <table:table-row>
              <table:table-cell office:value-type="string">
                <text:p>zookeeper</text:p>
              </table:table-cell>
              <table:table-cell office:value-type="float" office:value="20.5533596837945">
                <text:p>20.5533596837945</text:p>
              </table:table-cell>
              <table:table-cell office:value-type="float" office:value="11.3821138211382">
                <text:p>11.3821138211382</text:p>
              </table:table-cell>
            </table:table-row>
            <table:table-row>
              <table:table-cell office:value-type="string">
                <text:p>jmeter</text:p>
              </table:table-cell>
              <table:table-cell office:value-type="float" office:value="4.64807436918991">
                <text:p>4.64807436918991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groovy</text:p>
              </table:table-cell>
              <table:table-cell office:value-type="float" office:value="6.50510204081633">
                <text:p>6.50510204081633</text:p>
              </table:table-cell>
              <table:table-cell office:value-type="float" office:value="2.28310502283105">
                <text:p>2.28310502283105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0.233100233100233">
                <text:p>0.23310023310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ubator-dubbo</text:p>
              </table:table-cell>
              <table:table-cell office:value-type="float" office:value="40.5010438413361">
                <text:p>40.5010438413361</text:p>
              </table:table-cell>
              <table:table-cell office:value-type="float" office:value="15.9638554216867">
                <text:p>15.9638554216867</text:p>
              </table:table-cell>
            </table:table-row>
            <table:table-row>
              <table:table-cell office:value-type="string">
                <text:p>kafka</text:p>
              </table:table-cell>
              <table:table-cell office:value-type="float" office:value="43.5462842242503">
                <text:p>43.5462842242503</text:p>
              </table:table-cell>
              <table:table-cell office:value-type="float" office:value="7.80487804878049">
                <text:p>7.80487804878049</text:p>
              </table:table-cell>
            </table:table-row>
            <table:table-row>
              <table:table-cell office:value-type="string">
                <text:p>storm</text:p>
              </table:table-cell>
              <table:table-cell office:value-type="float" office:value="11.875">
                <text:p>11.875</text:p>
              </table:table-cell>
              <table:table-cell office:value-type="float" office:value="4.07766990291262">
                <text:p>4.07766990291262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48.3924154987634">
                <text:p>48.3924154987634</text:p>
              </table:table-cell>
              <table:table-cell office:value-type="float" office:value="25.2631578947368">
                <text:p>25.2631578947368</text:p>
              </table:table-cell>
            </table:table-row>
            <table:table-row>
              <table:table-cell office:value-type="string">
                <text:p>incubator-skywalking</text:p>
              </table:table-cell>
              <table:table-cell office:value-type="float" office:value="12.4153498871332">
                <text:p>12.4153498871332</text:p>
              </table:table-cell>
              <table:table-cell office:value-type="float" office:value="5.08130081300813">
                <text:p>5.08130081300813</text:p>
              </table:table-cell>
            </table:table-row>
            <table:table-row>
              <table:table-cell office:value-type="string">
                <text:p>flink</text:p>
              </table:table-cell>
              <table:table-cell office:value-type="float" office:value="28.8461538461538">
                <text:p>28.8461538461538</text:p>
              </table:table-cell>
              <table:table-cell office:value-type="float" office:value="13.1602506714414">
                <text:p>13.1602506714414</text:p>
              </table:table-cell>
            </table:table-row>
            <table:table-row>
              <table:table-cell office:value-type="string">
                <text:p>cordova-android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incubator-heron</text:p>
              </table:table-cell>
              <table:table-cell office:value-type="float" office:value="25.7201646090535">
                <text:p>25.7201646090535</text:p>
              </table:table-cell>
              <table:table-cell office:value-type="float" office:value="12.1428571428571">
                <text:p>12.1428571428571</text:p>
              </table:table-cell>
            </table:table-row>
            <table:table-row>
              <table:table-cell office:value-type="string">
                <text:p>hbase</text:p>
              </table:table-cell>
              <table:table-cell office:value-type="float" office:value="0.197550375345713">
                <text:p>0.197550375345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sandra</text:p>
              </table:table-cell>
              <table:table-cell office:value-type="float" office:value="24.1518578352181">
                <text:p>24.1518578352181</text:p>
              </table:table-cell>
              <table:table-cell office:value-type="float" office:value="6.26631853785901">
                <text:p>6.26631853785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121" number:language="en" number:country="US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0121">
      <style:chart-properties loext:label-stroke-color="#3465a4" chart:link-data-style-to-source="true" chart:data-label-number="value" chart:data-label-text="false" chart:data-label-symbol="false"/>
      <style:graphic-properties draw:stroke="none" draw:fill-color="#009598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97cm" svg:height="13.454cm" xlink:href=".." xlink:type="simple" chart:class="chart:bar" chart:style-name="ch1">
        <chart:plot-area chart:style-name="ch2" table:cell-range-address="external_report.A2:external_report.A19 external_report.K1:external_report.K19" chart:data-source-has-labels="both" svg:x="2.196cm" svg:y="0.633cm" svg:width="17.296cm" svg:height="12.371cm">
          <chartooo:coordinate-region svg:x="3.494cm" svg:y="0.793cm" svg:width="15.998cm" svg:height="9.472cm"/>
          <chart:axis chart:dimension="x" chart:name="primary-x" chart:style-name="ch3" chartooo:axis-type="auto">
            <chartooo:date-scale/>
            <chart:categories table:cell-range-address="external_report.A2:external_report.A19"/>
          </chart:axis>
          <chart:axis chart:dimension="y" chart:name="primary-y" chart:style-name="ch4">
            <chart:title svg:x="1.743cm" svg:y="7.664cm" chart:style-name="ch5">
              <text:p>% classes with a dedicated test</text:p>
            </chart:title>
            <chart:grid chart:style-name="ch6" chart:class="major"/>
          </chart:axis>
          <chart:series chart:style-name="ch7" chart:values-cell-range-address="external_report.K2:external_report.K19" chart:label-cell-address="external_report.K1:external_report.K1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test</text:p>
                <draw:g>
                  <svg:desc>external_report.K1:external_repor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cubator-weex</text:p>
                <draw:g>
                  <svg:desc>external_report.A2:external_report.A19</svg:desc>
                </draw:g>
              </table:table-cell>
              <table:table-cell office:value-type="float" office:value="6.02272727272727">
                <text:p>6.02272727272727</text:p>
                <draw:g>
                  <svg:desc>external_report.K2:external_report.K19</svg:desc>
                </draw:g>
              </table:table-cell>
            </table:table-row>
            <table:table-row>
              <table:table-cell office:value-type="string">
                <text:p>hive</text:p>
              </table:table-cell>
              <table:table-cell office:value-type="float" office:value="0.0912908526565638">
                <text:p>0.0912908526565638</text:p>
              </table:table-cell>
            </table:table-row>
            <table:table-row>
              <table:table-cell office:value-type="string">
                <text:p>zeppelin</text:p>
              </table:table-cell>
              <table:table-cell office:value-type="float" office:value="28.0742459396752">
                <text:p>28.0742459396752</text:p>
              </table:table-cell>
            </table:table-row>
            <table:table-row>
              <table:table-cell office:value-type="string">
                <text:p>rocketmq</text:p>
              </table:table-cell>
              <table:table-cell office:value-type="float" office:value="15.7894736842105">
                <text:p>15.7894736842105</text:p>
              </table:table-cell>
            </table:table-row>
            <table:table-row>
              <table:table-cell office:value-type="string">
                <text:p>zookeeper</text:p>
              </table:table-cell>
              <table:table-cell office:value-type="float" office:value="17.5531914893617">
                <text:p>17.5531914893617</text:p>
              </table:table-cell>
            </table:table-row>
            <table:table-row>
              <table:table-cell office:value-type="string">
                <text:p>jmeter</text:p>
              </table:table-cell>
              <table:table-cell office:value-type="float" office:value="3.58126721763085">
                <text:p>3.58126721763085</text:p>
              </table:table-cell>
            </table:table-row>
            <table:table-row>
              <table:table-cell office:value-type="string">
                <text:p>groovy</text:p>
              </table:table-cell>
              <table:table-cell office:value-type="float" office:value="4.99181669394435">
                <text:p>4.99181669394435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0.152905198776758">
                <text:p>0.152905198776758</text:p>
              </table:table-cell>
            </table:table-row>
            <table:table-row>
              <table:table-cell office:value-type="string">
                <text:p>incubator-dubbo</text:p>
              </table:table-cell>
              <table:table-cell office:value-type="float" office:value="30.4562268803946">
                <text:p>30.4562268803946</text:p>
              </table:table-cell>
            </table:table-row>
            <table:table-row>
              <table:table-cell office:value-type="string">
                <text:p>kafka</text:p>
              </table:table-cell>
              <table:table-cell office:value-type="float" office:value="31.0960067969414">
                <text:p>31.0960067969414</text:p>
              </table:table-cell>
            </table:table-row>
            <table:table-row>
              <table:table-cell office:value-type="string">
                <text:p>storm</text:p>
              </table:table-cell>
              <table:table-cell office:value-type="float" office:value="9.63788300835655">
                <text:p>9.63788300835655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43.9919893190921">
                <text:p>43.9919893190921</text:p>
              </table:table-cell>
            </table:table-row>
            <table:table-row>
              <table:table-cell office:value-type="string">
                <text:p>incubator-skywalking</text:p>
              </table:table-cell>
              <table:table-cell office:value-type="float" office:value="8.55614973262032">
                <text:p>8.55614973262032</text:p>
              </table:table-cell>
            </table:table-row>
            <table:table-row>
              <table:table-cell office:value-type="string">
                <text:p>flink</text:p>
              </table:table-cell>
              <table:table-cell office:value-type="float" office:value="24.6068231308976">
                <text:p>24.6068231308976</text:p>
              </table:table-cell>
            </table:table-row>
            <table:table-row>
              <table:table-cell office:value-type="string">
                <text:p>cordova-android</text:p>
              </table:table-cell>
              <table:table-cell office:value-type="float" office:value="5.26315789473684">
                <text:p>5.26315789473684</text:p>
              </table:table-cell>
            </table:table-row>
            <table:table-row>
              <table:table-cell office:value-type="string">
                <text:p>incubator-heron</text:p>
              </table:table-cell>
              <table:table-cell office:value-type="float" office:value="20.757180156658">
                <text:p>20.757180156658</text:p>
              </table:table-cell>
            </table:table-row>
            <table:table-row>
              <table:table-cell office:value-type="string">
                <text:p>hbase</text:p>
              </table:table-cell>
              <table:table-cell office:value-type="float" office:value="0.152532031726663">
                <text:p>0.152532031726663</text:p>
              </table:table-cell>
            </table:table-row>
            <table:table-row>
              <table:table-cell office:value-type="string">
                <text:p>cassandra</text:p>
              </table:table-cell>
              <table:table-cell office:value-type="float" office:value="19.9259716224553">
                <text:p>19.9259716224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3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 style:percentage-data-style-name="N30011">
      <style:chart-properties chart:link-data-style-to-source="true" chart:data-label-number="value-and-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/>
      <style:text-properties fo:font-size="10.5pt" style:font-size-asian="10pt" style:font-size-complex="10pt"/>
    </style:style>
    <style:style style:name="ch7" style:family="chart">
      <style:chart-properties chart:solid-type="cuboid"/>
      <style:graphic-properties draw:fill-color="#ce181e"/>
    </style:style>
    <style:style style:name="ch8" style:family="chart">
      <style:chart-properties chart:solid-type="cuboid"/>
      <style:graphic-properties draw:fill-color="#f7a19a"/>
    </style:style>
    <style:style style:name="ch9" style:family="chart" style:data-style-name="N0" style:percentage-data-style-name="N30011">
      <style:chart-properties chart:link-data-style-to-source="true" chart:data-label-number="value-and-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f7a19a"/>
      <style:text-properties fo:font-size="10.5pt" style:font-size-asian="10pt" style:font-size-complex="10pt"/>
    </style:style>
    <style:style style:name="ch10" style:family="chart">
      <style:chart-properties chart:solid-type="cuboid"/>
      <style:graphic-properties draw:fill-color="#579835"/>
    </style:style>
    <style:style style:name="ch11" style:family="chart">
      <style:chart-properties chart:solid-type="cuboid"/>
      <style:graphic-properties draw:fill-color="#c2e0a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plot-area chart:style-name="ch2" table:cell-range-address="external_report.E28:external_report.G30" chart:data-source-has-labels="both" svg:x="2.815cm" svg:y="0.153cm" svg:width="8.638cm" svg:height="8.639cm">
          <chartooo:coordinate-region svg:x="2.815cm" svg:y="0.154cm" svg:width="8.638cm" svg:height="8.638cm"/>
          <chart:axis chart:dimension="x" chart:name="primary-x" chart:style-name="ch3" chartooo:axis-type="auto">
            <chartooo:date-scale/>
            <chart:categories table:cell-range-address="external_report.E29:external_report.E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ternal_report.F29:external_report.F30" chart:label-cell-address="external_report.F28:external_report.F28" chart:class="chart:circle">
            <chart:data-point chart:style-name="ch7"/>
            <chart:data-point chart:style-name="ch8"/>
          </chart:series>
          <chart:series chart:style-name="ch9" chart:values-cell-range-address="external_report.G29:external_report.G30" chart:label-cell-address="external_report.G28:external_report.G28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rnal</text:p>
                <draw:g>
                  <svg:desc>external_report.F28:external_report.F28</svg:desc>
                </draw:g>
              </table:table-cell>
              <table:table-cell office:value-type="string">
                <text:p>internal</text:p>
                <draw:g>
                  <svg:desc>external_report.G28:external_report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th</text:p>
                <draw:g>
                  <svg:desc>external_report.E29:external_report.E30</svg:desc>
                </draw:g>
              </table:table-cell>
              <table:table-cell office:value-type="float" office:value="3057">
                <text:p>3057</text:p>
                <draw:g>
                  <svg:desc>external_report.F29:external_report.F30</svg:desc>
                </draw:g>
              </table:table-cell>
              <table:table-cell office:value-type="float" office:value="495">
                <text:p>495</text:p>
                <draw:g>
                  <svg:desc>external_report.G29:external_report.G30</svg:desc>
                </draw:g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17332">
                <text:p>17332</text:p>
              </table:table-cell>
              <table:table-cell office:value-type="float" office:value="8129">
                <text:p>8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